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2.178in"/>
    </style:style>
    <style:style style:name="co28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2618in" fo:break-before="auto" style:use-optimal-row-height="false"/>
    </style:style>
    <style:style style:name="ro12" style:family="table-row">
      <style:table-row-properties style:row-height="0.2783in" fo:break-before="auto" style:use-optimal-row-height="true"/>
    </style:style>
    <style:style style:name="ro13" style:family="table-row">
      <style:table-row-properties style:row-height="0.4972in" fo:break-before="auto" style:use-optimal-row-height="false"/>
    </style:style>
    <style:style style:name="ro1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36in" svg:height="0.6906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3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string">
            <text:p>On Hold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Enhanced clock speed is not essential for prototype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Requires longevity testing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 office:value-type="string">
            <text:p>Implement battery charging (USB); integrate power subsystem with WT-32</text:p>
          </table:table-cell>
          <table:table-cell office:value-type="string">
            <text:p>MM</text:p>
          </table:table-cell>
          <table:table-cell office:value-type="date" office:date-value="2009-03-30">
            <text:p>2009-03-30</text:p>
          </table:table-cell>
          <table:table-cell office:value-type="date" office:date-value="2009-04-02">
            <text:p>2009-04-0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May use USB for configuring WT-32 as well</text:p>
          </table:table-cell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 office:value-type="string">
            <text:p>12VDC Reference voltage for Wes</text:p>
          </table:table-cell>
          <table:table-cell office:value-type="string">
            <text:p>MM</text:p>
          </table:table-cell>
          <table:table-cell office:value-type="date" office:date-value="2009-03-26">
            <text:p>2009-03-26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Ready to build; need to buy a few odd sized passives</text:p>
          </table:table-cell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 office:value-type="string">
            <text:p>Drafting design report; gather cost data</text:p>
          </table:table-cell>
          <table:table-cell office:value-type="string">
            <text:p>MM</text:p>
          </table:table-cell>
          <table:table-cell office:value-type="date" office:date-value="2009-04-02">
            <text:p>2009-04-02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05">
            <text:p>5.00%</text:p>
          </table:table-cell>
          <table:table-cell table:style-name="ce5" office:value-type="string">
            <text:p>Reporting on the power sub-system</text:p>
          </table:table-cell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8" table:visibility="filter" table:number-rows-repeated="65021">
          <table:table-cell table:number-columns-repeated="8"/>
        </table:table-row>
        <table:table-row table:style-name="ro8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32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9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10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1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table:number-columns-repeated="2" office:value-type="float" office:value="0">
            <text:p>0.00</text:p>
          </table:table-cell>
          <table:table-cell table:style-name="ce34" table:formula="of:=SUM([.E9:.T9])" office:value-type="float" office:value="49">
            <text:p>49.00</text:p>
          </table:table-cell>
        </table:table-row>
        <table:table-row table:style-name="ro8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13" office:value-type="float" office:value="0">
            <text:p>0.00</text:p>
          </table:table-cell>
          <table:table-cell table:style-name="ce34" table:formula="of:=SUM([.E10:.T10])" office:value-type="float" office:value="0">
            <text:p>0.00</text:p>
          </table:table-cell>
        </table:table-row>
        <table:table-row table:style-name="ro8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9" office:value-type="float" office:value="0">
            <text:p>0.00</text:p>
          </table:table-cell>
          <table:table-cell table:style-name="ce34" table:formula="of:=SUM([.E11:.T11])" office:value-type="float" office:value="36">
            <text:p>36.00</text:p>
          </table:table-cell>
        </table:table-row>
        <table:table-row table:style-name="ro8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T12])" office:value-type="float" office:value="51">
            <text:p>51.00</text:p>
          </table:table-cell>
        </table:table-row>
        <table:table-row table:style-name="ro8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8">
            <text:p>8.00</text:p>
          </table:table-cell>
          <table:table-cell office:value-type="float" office:value="4">
            <text:p>4.00</text:p>
          </table:table-cell>
          <table:table-cell office:value-type="float" office:value="7">
            <text:p>7.00</text:p>
          </table:table-cell>
          <table:table-cell office:value-type="float" office:value="4">
            <text:p>4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3:.T13])" office:value-type="float" office:value="53">
            <text:p>53.00</text:p>
          </table:table-cell>
        </table:table-row>
        <table:table-row table:style-name="ro8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2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8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8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8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8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8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8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8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8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8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3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8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8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8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8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8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8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8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8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8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8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8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8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8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8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8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8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8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8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8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8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8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8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8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8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8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8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8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8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8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8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8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8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8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8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8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8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8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8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8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8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8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8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8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8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8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8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8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8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8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8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8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8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8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8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8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8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8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8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8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8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8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8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8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8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8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8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8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8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8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8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8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8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8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8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8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8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8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8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8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8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8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8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8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8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8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8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8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8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8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8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8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8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8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8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8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8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8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8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8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8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8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8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8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8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8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8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8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8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8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8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8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8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8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8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8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8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8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8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8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8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8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8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8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8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8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8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8" table:number-rows-repeated="65360">
          <table:table-cell table:number-columns-repeated="11"/>
        </table:table-row>
        <table:table-row table:style-name="ro8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2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43in" svg:height="0.265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2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4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4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4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1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1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4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4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8" table:number-rows-repeated="12">
          <table:table-cell/>
          <table:table-cell table:style-name="ce54"/>
          <table:table-cell table:number-columns-repeated="13"/>
        </table:table-row>
        <table:table-row table:style-name="ro8" table:number-rows-repeated="65512">
          <table:table-cell table:number-columns-repeated="15"/>
        </table:table-row>
        <table:table-row table:style-name="ro8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5in" svg:height="0.265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8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8" table:number-rows-repeated="18">
          <table:table-cell table:number-columns-repeated="14"/>
        </table:table-row>
        <table:table-row table:style-name="ro8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8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8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8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8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8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8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8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8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8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8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8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8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8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8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8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8" table:number-rows-repeated="65498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7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31in" svg:height="0.265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8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8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97.89">
            <text:p>$197.89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8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8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8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8">
          <table:table-cell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8">
          <table:table-cell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8">
          <table:table-cell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4-01">
            <text:p>2009-04-01</text:p>
          </table:table-cell>
          <table:table-cell office:value-type="string">
            <text:p>3.6V AA Lith. Bat</text:p>
          </table:table-cell>
          <table:table-cell office:value-type="string">
            <text:p>MM</text:p>
          </table:table-cell>
          <table:table-cell office:value-type="string">
            <text:p>Tadiran Lithium 3.6V</text:p>
          </table:table-cell>
          <table:table-cell office:value-type="float" office:value="1">
            <text:p>1</text:p>
          </table:table-cell>
          <table:table-cell table:number-columns-repeated="2" office:value-type="float" office:value="16.99">
            <text:p>$16.99</text:p>
          </table:table-cell>
          <table:table-cell table:number-columns-repeated="7"/>
        </table:table-row>
        <table:table-row table:style-name="ro8">
          <table:table-cell/>
          <table:table-cell office:value-type="date" office:date-value="2009-04-01">
            <text:p>2009-04-01</text:p>
          </table:table-cell>
          <table:table-cell office:value-type="string">
            <text:p>AA Plastic Holder</text:p>
          </table:table-cell>
          <table:table-cell office:value-type="string">
            <text:p>MM</text:p>
          </table:table-cell>
          <table:table-cell office:value-type="string">
            <text:p>AA Plastic Holder</text:p>
          </table:table-cell>
          <table:table-cell office:value-type="float" office:value="1">
            <text:p>1</text:p>
          </table:table-cell>
          <table:table-cell office:value-type="float" office:value="0.99">
            <text:p>$0.99</text:p>
          </table:table-cell>
          <table:table-cell table:formula="of:=[.G29]*[.F29]" office:value-type="float" office:value="0.99">
            <text:p>$0.99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8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8" table:number-rows-repeated="65496">
          <table:table-cell table:number-columns-repeated="15"/>
        </table:table-row>
        <table:table-row table:style-name="ro8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4">04/14/2009</text:date>, <text:time>15:1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4-14T15:19:45.92</dc:date>
    <meta:editing-duration>PT23H22M17S</meta:editing-duration>
    <meta:editing-cycles>200</meta:editing-cycles>
    <meta:printed-by>Joseph Lenox</meta:printed-by>
    <meta:print-date>2008-11-05T17:55:14.48</meta:print-date>
    <dc:creator>Matthew Morgan</dc:creator>
    <meta:document-statistic meta:table-count="6" meta:cell-count="172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